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264in" table:align="left" style:writing-mode="lr-tb"/>
    </style:style>
    <style:style style:name="Table1.A" style:family="table-column">
      <style:table-column-properties style:column-width="1.526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Table1.10" style:family="table-row">
      <style:table-row-properties style:min-row-height="0.2243in" fo:keep-together="auto"/>
    </style:style>
    <style:style style:name="Table2" style:family="table">
      <style:table-properties style:width="4.5278in" fo:margin-left="-0.0819in" table:align="left" style:writing-mode="lr-tb"/>
    </style:style>
    <style:style style:name="Table2.A" style:family="table-column">
      <style:table-column-properties style:column-width="4.5278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2.10" style:family="table-row">
      <style:table-row-properties style:min-row-height="0.2243in" fo:keep-together="auto"/>
    </style:style>
    <style:style style:name="P1" style:family="paragraph" style:parent-style-name="Standard">
      <style:text-properties fo:font-size="14pt" fo:font-weight="bold" style:font-size-asian="14pt" style:font-weight-asian="bold" style:font-size-complex="14pt"/>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style>
    <style:style style:name="P3" style:family="paragraph" style:parent-style-name="Standard">
      <style:paragraph-properties>
        <style:tab-stops>
          <style:tab-stop style:position="1.8646in"/>
        </style:tab-stops>
      </style:paragraph-properties>
      <style:text-properties fo:font-size="14pt" fo:font-weight="bold" style:font-size-asian="14pt" style:font-weight-asian="bold" style:font-size-complex="14pt"/>
    </style:style>
    <style:style style:name="P4" style:family="paragraph" style:parent-style-name="Standard">
      <style:text-properties style:font-name-complex="Calibri"/>
    </style:style>
    <style:style style:name="P5" style:family="paragraph" style:parent-style-name="Standard">
      <style:paragraph-properties>
        <style:tab-stops>
          <style:tab-stop style:position="1.8646in"/>
        </style:tab-stops>
      </style:paragraph-properties>
      <style:text-properties fo:font-size="12pt" style:font-size-asian="12pt" style:font-size-complex="12pt"/>
    </style:style>
    <style:style style:name="P6" style:family="paragraph" style:parent-style-name="Standard">
      <style:text-properties fo:font-size="12pt" fo:font-weight="bold" style:font-size-asian="12pt" style:font-weight-asian="bold" style:font-size-complex="12pt"/>
    </style:style>
    <style:style style:name="P7" style:family="paragraph" style:parent-style-name="Standard">
      <style:text-properties fo:font-size="1pt" style:font-size-asian="1pt"/>
    </style:style>
    <style:style style:name="P8" style:family="paragraph" style:parent-style-name="Standard">
      <style:paragraph-properties>
        <style:tab-stops>
          <style:tab-stop style:position="1.8646in"/>
        </style:tab-stops>
      </style:paragraph-properties>
    </style:style>
    <style:style style:name="P9" style:family="paragraph" style:parent-style-name="Standard">
      <style:paragraph-properties fo:margin-top="0in" fo:margin-bottom="0in" style:contextual-spacing="false" fo:line-height="100%"/>
    </style:style>
    <style:style style:name="P10" style:family="paragraph" style:parent-style-name="Standard" style:master-page-name="Standard">
      <style:paragraph-properties style:page-number="auto"/>
      <style:text-properties fo:font-size="14pt" fo:font-weight="bold" style:font-size-asian="14pt" style:font-weight-asian="bold" style:font-size-complex="14pt"/>
    </style:style>
    <style:style style:name="P11" style:family="paragraph" style:parent-style-name="Standard">
      <style:paragraph-properties fo:margin-top="0in" fo:margin-bottom="0.139in" style:contextual-spacing="false" fo:line-height="115%" fo:orphans="2" fo:widows="2" style:writing-mode="lr-tb"/>
    </style:style>
    <style:style style:name="P12" style:family="paragraph" style:parent-style-name="List_20_Paragraph">
      <style:paragraph-properties>
        <style:tab-stops>
          <style:tab-stop style:position="1.8646in"/>
        </style:tab-stops>
      </style:paragraph-properties>
    </style:style>
    <style:style style:name="P13" style:family="paragraph" style:parent-style-name="List_20_Paragraph" style:list-style-name="WW8Num2">
      <style:paragraph-properties>
        <style:tab-stops>
          <style:tab-stop style:position="1.8646in"/>
        </style:tab-stops>
      </style:paragraph-properties>
    </style:style>
    <style:style style:name="P14" style:family="paragraph" style:parent-style-name="List_20_Paragraph" style:list-style-name="WW8Num3">
      <style:paragraph-properties>
        <style:tab-stops>
          <style:tab-stop style:position="1.8646in"/>
        </style:tab-stops>
      </style:paragraph-properties>
    </style:style>
    <style:style style:name="P15" style:family="paragraph" style:parent-style-name="List_20_Paragraph" style:list-style-name="WW8Num5">
      <style:paragraph-properties>
        <style:tab-stops>
          <style:tab-stop style:position="1.8646in"/>
        </style:tab-stops>
      </style:paragraph-properties>
    </style:style>
    <style:style style:name="P16" style:family="paragraph" style:parent-style-name="List_20_Paragraph" style:list-style-name="WW8Num4">
      <style:paragraph-properties>
        <style:tab-stops>
          <style:tab-stop style:position="1.8646in"/>
        </style:tab-stops>
      </style:paragraph-properties>
    </style:style>
    <style:style style:name="P17" style:family="paragraph" style:parent-style-name="List_20_Paragraph" style:list-style-name="WW8Num1">
      <style:paragraph-properties>
        <style:tab-stops>
          <style:tab-stop style:position="1.8646in"/>
        </style:tab-stops>
      </style:paragraph-properties>
    </style:style>
    <style:style style:name="P18" style:family="paragraph" style:parent-style-name="List_20_Paragraph">
      <style:paragraph-properties fo:margin-left="0.2709in" fo:margin-right="0in" fo:text-indent="0in" style:auto-text-indent="false">
        <style:tab-stops>
          <style:tab-stop style:position="1.8646in"/>
        </style:tab-stops>
      </style:paragraph-properties>
    </style:style>
    <style:style style:name="P19" style:family="paragraph" style:parent-style-name="List_20_Paragraph">
      <style:paragraph-properties fo:margin-left="0.7602in" fo:margin-right="0in" fo:text-indent="0in" style:auto-text-indent="false">
        <style:tab-stops>
          <style:tab-stop style:position="1.8646in"/>
        </style:tab-stops>
      </style:paragraph-properties>
    </style:style>
    <style:style style:name="T1" style:family="text">
      <style:text-properties fo:font-size="14pt" fo:font-weight="bold" style:font-size-asian="14pt" style:font-weight-asian="bold" style:font-size-complex="14pt"/>
    </style:style>
    <style:style style:name="T2" style:family="text">
      <style:text-properties fo:font-size="14pt" style:text-underline-style="solid" style:text-underline-width="auto" style:text-underline-color="font-color" fo:font-weight="bold" style:font-size-asian="14pt" style:font-weight-asian="bold" style:font-size-complex="14pt"/>
    </style:style>
    <style:style style:name="T3" style:family="text">
      <style:text-properties style:text-underline-style="solid" style:text-underline-width="auto" style:text-underline-color="font-color"/>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style>
    <style:style style:name="fr1" style:family="graphic" style:parent-style-name="Frame">
      <style:graphic-properties fo:margin-left="0in" fo:margin-right="0.1252in" style:wrap="dynamic" style:number-wrapped-paragraphs="no-limit" style:vertical-pos="from-top" style:vertical-rel="paragraph" style:horizontal-pos="from-left" style:horizontal-rel="paragraph" fo:background-color="#ffffff" style:background-transparency="100%" fo:padding="0.0008in" fo:border="non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UNIVERSITY OF BUEA<text:tab/><text:tab/><text:tab/><text:tab/>FACULTY OF ENGINEERING</text:p>
      <text:p text:style-name="P2">SECOND SEMESTER EXAMINATIONS: 2012/2013</text:p>
      <text:p text:style-name="Standard">DEPARTMENT<text:span text:style-name="T3">: ENGLISH</text:span><text:tab/><text:tab/><text:tab/>COURSE INSTRUCTOR: <text:span text:style-name="T3">FONTEM &amp; MUMAMBANG</text:span></text:p>
      <text:p text:style-name="Standard">MONTH<text:span text:style-name="T3">: JULY</text:span><text:tab/><text:tab/><text:tab/><text:tab/>COURSE CODE &amp; NUMBER: <text:span text:style-name="T3">ENG 102</text:span></text:p>
      <text:p text:style-name="Standard">YEAR: <text:span text:style-name="T3">2013</text:span><text:tab/><text:tab/><text:tab/><text:tab/>COURSE TITLE: <text:span text:style-name="T3">USE OF ENGLISH</text:span></text:p>
      <text:p text:style-name="Standard">DATE<text:span text:style-name="T3">: 10/07/13<text:tab/></text:span><text:tab/><text:tab/><text:tab/>TIME<text:span text:style-name="T3">: 8:00 -10:00</text:span></text:p>
      <text:p text:style-name="Standard">TIME ALLOWED<text:span text:style-name="T3">: 2HOURS</text:span><text:tab/><text:tab/>CREDIT VALUE: <text:span text:style-name="T3">2</text:span></text:p>
      <text:p text:style-name="Standard"><text:span text:style-name="T1">ANSWER ALL QUESTIONS. NUMBER EACH SECTION CAREFULLY</text:span>.</text:p>
      <text:p text:style-name="P1">SECTION ONE</text:p>
      <text:p text:style-name="P6">A. Match the words 1-10(used in engineering) to a-j. Write only the number and the letter. [10]</text:p>
      <text:p text:style-name="P7"><draw:frame draw:style-name="fr1" draw:name="Frame1" text:anchor-type="char" svg:x="-0.0783in" svg:y="0.0008in" svg:width="1.5189in" svg:height="1.8929in" draw:z-index="0"><draw:text-box><table:table table:name="Table1" table:style-name="Table1"><table:table-column table:style-name="Table1.A"/><table:table-row table:style-name="Table1.1"><table:table-cell table:style-name="Table1.A1" office:value-type="string"><text:p text:style-name="P9">1. adjust</text:p></table:table-cell></table:table-row><table:table-row table:style-name="Table1.1"><table:table-cell table:style-name="Table1.A1" office:value-type="string"><text:p text:style-name="P9">2. drain</text:p></table:table-cell></table:table-row><table:table-row table:style-name="Table1.1"><table:table-cell table:style-name="Table1.A1" office:value-type="string"><text:p text:style-name="P9">3. disconnect</text:p></table:table-cell></table:table-row><table:table-row table:style-name="Table1.1"><table:table-cell table:style-name="Table1.A1" office:value-type="string"><text:p text:style-name="P9">4. dismantle</text:p></table:table-cell></table:table-row><table:table-row table:style-name="Table1.1"><table:table-cell table:style-name="Table1.A1" office:value-type="string"><text:p text:style-name="P9">5. examine</text:p></table:table-cell></table:table-row><table:table-row table:style-name="Table1.1"><table:table-cell table:style-name="Table1.A1" office:value-type="string"><text:p text:style-name="P9">6. replace</text:p></table:table-cell></table:table-row><table:table-row table:style-name="Table1.1"><table:table-cell table:style-name="Table1.A1" office:value-type="string"><text:p text:style-name="P9">7. reconnect</text:p></table:table-cell></table:table-row><table:table-row table:style-name="Table1.1"><table:table-cell table:style-name="Table1.A1" office:value-type="string"><text:p text:style-name="P9">8. service</text:p></table:table-cell></table:table-row><table:table-row table:style-name="Table1.1"><table:table-cell table:style-name="Table1.A1" office:value-type="string"><text:p text:style-name="P9">9. tighten</text:p></table:table-cell></table:table-row><table:table-row table:style-name="Table1.10"><table:table-cell table:style-name="Table1.A1" office:value-type="string"><text:p text:style-name="P9">10. top up</text:p></table:table-cell></table:table-row></table:table><text:p text:style-name="P4"><text:s/></text:p></draw:text-box></draw:frame></text:p>
      <table:table table:name="Table2" table:style-name="Table2">
        <table:table-column table:style-name="Table2.A"/>
        <table:table-row table:style-name="Table2.1">
          <table:table-cell table:style-name="Table2.A1" office:value-type="string">
            <text:p text:style-name="P9">a. <text:s/>carry out planned maintenance</text:p>
          </table:table-cell>
        </table:table-row>
        <table:table-row table:style-name="Table2.1">
          <table:table-cell table:style-name="Table2.A1" office:value-type="string">
            <text:p text:style-name="P9">b. change an old or damaged part</text:p>
          </table:table-cell>
        </table:table-row>
        <table:table-row table:style-name="Table2.1">
          <table:table-cell table:style-name="Table2.A1" office:value-type="string">
            <text:p text:style-name="P9">c. check carefully</text:p>
          </table:table-cell>
        </table:table-row>
        <table:table-row table:style-name="Table2.1">
          <table:table-cell table:style-name="Table2.A1" office:value-type="string">
            <text:p text:style-name="P9">d. empty a liquid</text:p>
          </table:table-cell>
        </table:table-row>
        <table:table-row table:style-name="Table2.1">
          <table:table-cell table:style-name="Table2.A1" office:value-type="string">
            <text:p text:style-name="P9">e. add more fluid to fill a tank to the recommended level</text:p>
          </table:table-cell>
        </table:table-row>
        <table:table-row table:style-name="Table2.1">
          <table:table-cell table:style-name="Table2.A1" office:value-type="string">
            <text:p text:style-name="P9">f. set up carefully by marking small changes</text:p>
          </table:table-cell>
        </table:table-row>
        <table:table-row table:style-name="Table2.1">
          <table:table-cell table:style-name="Table2.A1" office:value-type="string">
            <text:p text:style-name="P9">g. take apart assembled components</text:p>
          </table:table-cell>
        </table:table-row>
        <table:table-row table:style-name="Table2.1">
          <table:table-cell table:style-name="Table2.A1" office:value-type="string">
            <text:p text:style-name="P9">h. apply the correct torque, for example, to loose bolts</text:p>
          </table:table-cell>
        </table:table-row>
        <table:table-row table:style-name="Table2.1">
          <table:table-cell table:style-name="Table2.A1" office:value-type="string">
            <text:p text:style-name="P9">I establish a connection again</text:p>
          </table:table-cell>
        </table:table-row>
        <table:table-row table:style-name="Table2.10">
          <table:table-cell table:style-name="Table2.A1" office:value-type="string">
            <text:p text:style-name="P9">j. remove or isolate from a circuit or network</text:p>
          </table:table-cell>
        </table:table-row>
      </table:table>
      <text:p text:style-name="Standard"/>
      <text:p text:style-name="P8"><text:span text:style-name="T5">B</text:span><text:span text:style-name="T4">.</text:span><text:span text:style-name="T5"> Add tags to the following statements [5]</text:span></text:p>
      <text:p text:style-name="P8">1. When new planes are developed, cockpit windshields are tested for bird strikes,…………..?</text:p>
      <text:p text:style-name="P8">2.The effect of using oven-ready chicken to simulate a bird strike can be devastating, ………..?</text:p>
      <text:p text:style-name="P8">3.turbines rarely function continuously, ……….?</text:p>
      <text:p text:style-name="P8">4. Find out more about the advantages of generating power locally, ………?</text:p>
      <text:p text:style-name="P8"><text:soft-page-break/>5. No malfunction was found in the equipments, ………….?</text:p>
      <text:p text:style-name="P8">6. The brakes of this car generate heat, ………….?</text:p>
      <text:p text:style-name="P5">7. Fire in the engine is a sign of an electrical fault, ……….?</text:p>
      <text:p text:style-name="P5">8. Modern computers don’t consume much electricity, …………….?</text:p>
      <text:p text:style-name="P5">9. A single number cannot represent the strength of a material.</text:p>
      <text:p text:style-name="P5">10. The company usually sent a technician to do the repairs, ……..?</text:p>
      <text:p text:style-name="P3">c. Transcribe the following sentences. [5]</text:p>
      <text:p text:style-name="P8">i. <text:s text:c="3"/>Let us make this university a better place to be</text:p>
      <text:p text:style-name="P8">ii. <text:s text:c="2"/>Love and peace go together.</text:p>
      <text:p text:style-name="P8">iii. <text:s/>Learn to be polite.</text:p>
      <text:p text:style-name="P8">iv. <text:s/>We go to church on Sunday.</text:p>
      <text:p text:style-name="P3">circle the letter that corresponds to the word with the odd vowel. [2.5]</text:p>
      <text:p text:style-name="P8">vi. A. pull <text:s text:c="16"/>B. full <text:s text:c="16"/>C. null <text:s text:c="16"/>D. cook <text:s text:c="14"/>E. null</text:p>
      <text:p text:style-name="P8">vii. A. shoes <text:s text:c="11"/>B. choose <text:s text:c="9"/>C. loose <text:s text:c="15"/>D. cool <text:s text:c="14"/>E. goes</text:p>
      <text:p text:style-name="P8">viii. A said <text:s text:c="15"/>B. raid <text:s text:c="15"/>C. paid <text:s text:c="15"/>D. played <text:s text:c="11"/>E. prayed</text:p>
      <text:p text:style-name="P8">ix. A. hello <text:s text:c="14"/>B. tour <text:s text:c="14"/>C. know <text:s text:c="14"/>D. blow <text:s text:c="14"/>E. so</text:p>
      <text:p text:style-name="P8">x. A. heard <text:s text:c="14"/>B. head <text:s text:c="12"/>C. said <text:s text:c="17"/>D. sex <text:s text:c="17"/>E. met</text:p>
      <text:p text:style-name="P3">D. Report the following sentences [5]</text:p>
      <text:p text:style-name="P8">1. HOD: Have all the students submitted their field report?</text:p>
      <text:p text:style-name="P8">2. Class captain: I don’t think so, sir.</text:p>
      <text:p text:style-name="P8">3. <text:s/>Dean: How well do you master the procedure for dismantling a desktop computer?</text:p>
      <text:p text:style-name="P8">4. A student: I still have difficulties with positioning the tower.</text:p>
      <text:p text:style-name="P8">5. ``Electricity and water do not go together`` , the lab master said .</text:p>
      <text:p text:style-name="P8"><text:soft-page-break/><text:span text:style-name="T1">E. Put the following sentences in the </text:span><text:span text:style-name="T2">active</text:span><text:span text:style-name="T1"> or </text:span><text:span text:style-name="T2">passive</text:span><text:span text:style-name="T1"> voice.[2.5]</text:span></text:p>
      <text:p text:style-name="P8">1.They use combustible material to make electronics.</text:p>
      <text:p text:style-name="P8">2. They carried out on heat resistance.</text:p>
      <text:p text:style-name="P8">3. New techniques for detecting electrical faults were designed by me.</text:p>
      <text:p text:style-name="P8">4.The big snake in workshop was killed by four boys.</text:p>
      <text:p text:style-name="P8">5. We needed a long cable to rewire the system.</text:p>
      <text:p text:style-name="P3">Section two</text:p>
      <text:list xml:id="list2821618128323451546" text:style-name="WW8Num2">
        <text:list-item>
          <text:p text:style-name="P13">Read the following passage and answer the question that follow:</text:p>
        </text:list-item>
      </text:list>
      <text:p text:style-name="P18">Balley was the greatest person in my world. And the fact that he was my brother, my only brother, and I had no sisters to share him with, was such good fortune that it made me want to live a Christian life just to show God that I was grateful. Where I was big, elbwy and grating, he was small, graceful and smooth. When I was described by our playmate as being dun colour, he was lauded for his velvet dark skin. His hair fell down in black curls, and my head was covered with black steel wool. And yet he loved me.</text:p>
      <text:p text:style-name="P18"/>
      <text:list xml:id="list3922185633371359199" text:style-name="WW8Num3">
        <text:list-item>
          <text:p text:style-name="P14">Write out one simple sentence found in the passage. (2 mks) </text:p>
        </text:list-item>
        <text:list-item>
          <text:p text:style-name="P14">Sort and write down one complex sentence. (2 mks)</text:p>
        </text:list-item>
        <text:list-item>
          <text:p text:style-name="P14">What type of essay contain this passage? (1 mks)</text:p>
        </text:list-item>
        <text:list-item>
          <text:p text:style-name="P14">Find and write down an imperative sentence found in the passage. (2mks)</text:p>
        </text:list-item>
        <text:list-item>
          <text:p text:style-name="P14">To what part of an essay would this paragraph belong? (1 mks)</text:p>
        </text:list-item>
        <text:list-item>
          <text:p text:style-name="P14">In one sentence justify your answer in five above. (2mks)</text:p>
        </text:list-item>
        <text:list-item>
          <text:p text:style-name="P14">Provide a suitable title for the essay that contains this paragraph. (write it the way a title should be written).(2 mks)</text:p>
        </text:list-item>
        <text:list-item>
          <text:p text:style-name="P14">Pick out one conjunction which is normally supposed to be used in the middle of a sentence. But has been used at the beginning of a sentence. (1 mks)</text:p>
        </text:list-item>
        <text:list-item>
          <text:p text:style-name="P14">List out one the types of essay that you know. (2 mks)</text:p>
        </text:list-item>
        <text:list-item>
          <text:p text:style-name="P14">Name two types of reports that you know. (2mks)</text:p>
        </text:list-item>
      </text:list>
      <text:list xml:id="list973205696806566380" text:style-name="WW8Num5">
        <text:list-item>
          <text:p text:style-name="P15">Analyze each of the sentences in terms of their structural parts. (10 mks) e.g. We/are coming/ tomorrow<text:span text:style-name="T1"> S <text:s text:c="5"/>V<text:tab/>A</text:span></text:p>
        </text:list-item>
      </text:list>
      <text:p text:style-name="P12"/>
      <text:p text:style-name="P12"/>
      <text:list xml:id="list2997081612584456835" text:style-name="WW8Num4">
        <text:list-item>
          <text:p text:style-name="P16">My brothers and sisters love us dearly.</text:p>
        </text:list-item>
        <text:list-item>
          <text:p text:style-name="P16">Grace gave Joy a book</text:p>
        </text:list-item>
        <text:list-item>
          <text:p text:style-name="P16">In the morning, I was brushing my teeth gently.</text:p>
        </text:list-item>
        <text:list-item>
          <text:p text:style-name="P16">My dog likes music and food.</text:p>
        </text:list-item>
        <text:list-item>
          <text:p text:style-name="P16">Jack is happy</text:p>
        </text:list-item>
      </text:list>
      <text:list xml:id="list174209230725312" text:continue-list="list973205696806566380" text:style-name="WW8Num5">
        <text:list-item>
          <text:p text:style-name="P15">In each of the cases your response should be true or false. (5 mks)</text:p>
        </text:list-item>
      </text:list>
      <text:list xml:id="list5046663159275161262" text:style-name="WW8Num1">
        <text:list-item>
          <text:p text:style-name="P17"><text:soft-page-break/>A compound sentence has more than one independent clause and at least one subordinate clause.</text:p>
        </text:list-item>
        <text:list-item>
          <text:p text:style-name="P17">A written report must not contain an introduction, a body and a conclusion.</text:p>
        </text:list-item>
        <text:list-item>
          <text:p text:style-name="P17">The agenda of a meeting is prepared by the president of an association.</text:p>
        </text:list-item>
        <text:list-item>
          <text:p text:style-name="P17">Every meeting must be cheered by the president of an association</text:p>
        </text:list-item>
        <text:list-item>
          <text:p text:style-name="P17">In letter writing, the addresser’s address is also called the outside address.</text:p>
        </text:list-item>
      </text:list>
      <text:list xml:id="list174210604522606" text:continue-list="list174209230725312" text:style-name="WW8Num5">
        <text:list-item>
          <text:p text:style-name="P15">You are the president of an association to which you belong. Write out a paragraph containing your opening remarks during a meeting. (5 mks)</text:p>
        </text:list-item>
      </text:list>
      <text:p text:style-name="P19"/>
      <text:p text:style-name="P8"/>
      <text:p text:style-name="P8"/>
      <text:p text:style-name="P8"/>
      <text:p text:style-name="P3"><text:tab/><text:line-break/></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fo:hyphenation-ladder-count="no-limit"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1" style:font-family-asian="'DejaVu Sans'" style:font-pitch-asian="variable" style:font-size-asian="14pt" style:font-name-complex="DejaVu Sans1" style:font-family-complex="'DejaVu Sans'"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fo:font-size="14pt" fo:font-weight="bold" style:font-size-asian="14pt" style:font-weight-asian="bold" style:font-size-complex="14pt"/>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25in" fo:margin-left="0.270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76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6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6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6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6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6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6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6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6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rsonal</meta:initial-creator>
    <meta:creation-date>2013-07-19T12:00:00</meta:creation-date>
    <dc:creator>eddy hope foundation</dc:creator>
    <dc:date>2013-07-19T12:00:00</dc:date>
    <meta:editing-cycles>2</meta:editing-cycles>
    <meta:editing-duration>PT6M</meta:editing-duration>
    <meta:document-statistic meta:table-count="2" meta:image-count="0" meta:object-count="0" meta:page-count="4" meta:paragraph-count="92" meta:word-count="920" meta:character-count="5273" meta:non-whitespace-character-count="4151"/>
    <meta:generator>LibreOffice/4.1.5.3$Linux_X86_64 LibreOffice_project/410m0$Build-3</meta:generator>
  </office:meta>
</office:document-meta>
</file>